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Times New Roman" officeooo:paragraph-rsid="00201e08"/>
    </style:style>
    <style:style style:name="P2" style:family="paragraph" style:parent-style-name="Standard">
      <style:paragraph-properties fo:line-height="200%" fo:text-align="start" style:justify-single-word="false"/>
      <style:text-properties style:font-name="Times New Roman" officeooo:paragraph-rsid="00235a0c"/>
    </style:style>
    <style:style style:name="P3" style:family="paragraph" style:parent-style-name="Standard">
      <style:paragraph-properties fo:line-height="200%" fo:text-align="start" style:justify-single-word="false"/>
      <style:text-properties style:font-name="Times New Roman" officeooo:paragraph-rsid="00274cd0"/>
    </style:style>
    <style:style style:name="P4" style:family="paragraph" style:parent-style-name="Standard">
      <style:paragraph-properties fo:text-align="center" style:justify-single-word="false"/>
      <style:text-properties style:font-name="Times New Roman" officeooo:paragraph-rsid="001e66c9"/>
    </style:style>
    <number:date-style style:name="N118">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evor Bramwell</text:p>
      <text:p text:style-name="P1">COMM326 – Intercultural Communication</text:p>
      <text:p text:style-name="P1">Dr. Elizabeth Root</text:p>
      <text:p text:style-name="P1"><text:date style:data-style-name="N118" text:date-value="2015-01-14T21:14:22.75" text:fixed="true">14 January 2015</text:date></text:p>
      <text:p text:style-name="P4"/>
      <text:p text:style-name="P4">Cultural Artifact</text:p>
      <text:p text:style-name="P4"/>
      <text:p text:style-name="P2"><text:tab/>My artifact is a dance shoe. It's purpose is to make it easier for you to slide on the dance floor. It's important to be able to move your feet freely when dancing, for turning and spinning, and tennis shoes tend to generate more friction. I've chosen it because dancing is something I'm passionate about, and it is a voluntary cultural group I belong to here at OSU. I've been dancing since I came to OSU in 2010.</text:p>
      <text:p text:style-name="P3"><text:tab/>My shoe represents three values from dance culture. The first value is humility. This is shoe isn't flashy, bright, or colorful. It's just flat black and white. My dance teacher told me this story of a time she took a private lesson. At this lesson there were about three of four couples, and she noticed this couple at the back of the room. The entire time they just walked back and forth, back and forth, practicing the basic step. My teacher pulled the instructor aside near the end of class and asked: “What's up with those two. Are they beginners?” The instructor burst into laughter. After catching his breath they responded: “No, no, no, of course not. Those are two of the best dancers in the world!” The moral being that you are never too good to practice the basics. </text:p>
      <text:p text:style-name="P3"><text:tab/>This shoe also represents the value of hard-work. My shoe is well worn. When you mention dancing, people often think of regal ballrooms, gowns, black ties, and graceful dancers floating across the room. In reality it takes many hours of sweat, sore muscles, and frustration from being stepped on for the fourth time in a row, to get to that point. Dancers don't just wake up one day knowing all the steps.</text:p>
      <text:p text:style-name="P3"><text:tab/>The last value is leadership. The heel of my shoe is hard, it's not soft or flimsy. In dance we refer to people as leads and follows, because not all leads are men and not all follows are women. And as a leader you need to be firm and direct. If you don't provide your follow with a clear lead, your plan <text:soft-page-break/>will end in hurt toes or a confused and irritated partner. This is also one of the hardest aspects of dance, because each partner has a different style of follow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14T19:59:24.236823744</meta:creation-date>
    <dc:date>2015-01-15T13:37:30</dc:date>
    <meta:editing-duration>PT1H53M16S</meta:editing-duration>
    <meta:editing-cycles>6</meta:editing-cycles>
    <meta:generator>LibreOffice/4.0.4.2$Linux_X86_64 LibreOffice_project/400m0$Build-2</meta:generator>
    <dc:creator>Trevor Bramwell</dc:creator>
    <meta:document-statistic meta:table-count="0" meta:image-count="0" meta:object-count="0" meta:page-count="2" meta:paragraph-count="9" meta:word-count="395" meta:character-count="2172" meta:non-whitespace-character-count="1780"/>
  </office:meta>
</office:document-meta>
</file>